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Code Yarns – How to manage dotfiles using stow</text:h>
      <text:h text:style-name="Heading_20_4" text:outline-level="4">Ashwin Nanjappa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a xlink:type="simple" xlink:href=".." office:name=""><text:span text:style-name="Definition">Code Yarns 💻</text:span></text:a> <text:a xlink:type="simple" xlink:href="https://codeyarns.github.io/tech/" office:name=""><text:span text:style-name="Definition">Tech Blog</text:span></text:a>❖<text:a xlink:type="simple" xlink:href="https://codeyarns.github.io/personal/" office:name=""><text:span text:style-name="Definition">Personal Blog</text:span></text:a></text:p>
          </table:table-cell>
        </table:table-row>
      </table:table>
      <text:p text:style-name="First_20_paragraph">(First posted on: 2020-04-20T20:54:14.847231-07:00)</text:p>
      <text:h text:style-name="Heading_20_2" text:outline-level="2">Problem</text:h>
      <text:p text:style-name="First_20_paragraph">Configuration and settings of my shell, Vim editor and of lots of other applications are stored as <text:span text:style-name="T1">dotfiles</text:span>. These dotfiles need to be located at my home directory (<text:span text:style-name="Source_Text">~/.bashrc</text:span> for example) or at certain subdirectories inside it (<text:span text:style-name="Source_Text">~/.config/fish/functions/fish_prompt.fish</text:span> for example). How do I update, replicate and manage all these dotfiles across multiple computers easily?</text:p>
      <text:h text:style-name="Heading_20_2" text:outline-level="2">Solution</text:h>
      <text:p text:style-name="First_20_paragraph">A good solution to replicate and update these dotfiles across multiple computers is to check in all of them into a <text:span text:style-name="T1">single Git repository</text:span>. This allows me to clone the repo on any computer and update changes from one computer to all other computers.</text:p>
      <text:p text:style-name="Text_20_body">Since we are managing dotfiles that will end up being at the home directory and its subdirectories, the Git repo would need to be the home directory itself -- but this is a terrible solution!</text:p>
      <text:p text:style-name="Text_20_body">What I would like is to have a Git repo that I can place anywhere I want. It would contain dotfiles in subdirectories inside the Git repo just as if they were in the home directory. What I would then need is a simple tool or script to copy or symlink these dotfiles to the actual locations in the home directory.</text:p>
      <text:p text:style-name="Text_20_body">And this is exactly what the tool <text:span text:style-name="T1">stow</text:span> does. It can be installed easily:</text:p>
      <text:p text:style-name="P1">\$ sudo apt install stow</text:p>
      <text:p text:style-name="First_20_paragraph">Not only can stow do the above, it can do one better -- it allows me to store the dotfiles of each tool into its own subdirectory. This makes managing dotfiles far more easier.</text:p>
      <text:p text:style-name="Text_20_body">For example, I can store the Fish shell prompt file at <text:span text:style-name="Source_Text">~/some/path/git_dotfiles/fish_dotfiles/.config/fish/functions/fish_prompt.fish</text:span>. And then I can ask stow to create a symlink at <text:span text:style-name="Source_Text">~/.config/fish/functions/fish_prompt.fish</text:span> pointing to this file by running a command at the root of the Git repo directory: <text:span text:style-name="Source_Text">stow --restow -v -t $HOME fish_dotfiles</text:span>.</text:p>
      <text:p text:style-name="Text_20_body">So what I have ended up having is dotfiles for each of my tools in their own subdirectories in the Git repo and then I run one command to create symlinks of their dotfiles in the home directory:</text:p>
      <text:p text:style-name="P2">\$ stow \--restow -v -t \$HOME bash\_dotfiles fish\_dotfiles</text:p>
      <text:p text:style-name="P3">ssh\_dotfiles vim\_dotfiles</text:p>
      <text:p text:style-name="First_20_paragraph"><text:span text:style-name="T1">Tried with:</text:span> stow 2.2.2 and Ubuntu 18.04</text:p>
      <text:p text:style-name="Text_20_body"><text:a xlink:type="simple" xlink:href="mailto:codeyarns@gmail.com" office:name=""><text:span text:style-name="Definition">📧</text:span></text:a> <text:a xlink:type="simple" xlink:href="https://twitter.com/codeyarns" office:name=""><text:span text:style-name="Definition">Follow @codeyarns</text:span></text:a> <text:a xlink:type="simple" xlink:href="https://www.buymeacoffee.com/codeyarns" office:name=""><text:span text:style-name="Definition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